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ectant Prayer </text:p>
      <text:p text:style-name="P2"/>
      <text:p text:style-name="P1"><text:span text:style-name="T1">Read:</text:span> II Kings 17:10-24</text:p>
      <text:p text:style-name="P1"/>
      <text:p text:style-name="P1"><text:span text:style-name="T1">Text:</text:span> James 1:6-7 “…For he that wavereth is like a wave of the sea driven with the wind and tossed. For let not that man think that he shall receive any thing of the Lord.”</text:p>
      <text:p text:style-name="P1"/>
      <text:p text:style-name="P1"><text:span text:style-name="T1">Introduction:</text:span> Have you ever prayed for something that you did not expect to receive? <text:s text:c="2"/>You were saying the words but in your heart, you knew that it would ever happen. <text:s/>May I say, in considering our text, you have wasted your time. <text:s/>You may even have sinned; according to Romans 14:23 you can read "...whatsoever is not of faith is sin."</text:p>
      <text:p text:style-name="P1"><text:s text:c="2"/>When Elijah prayed he expected God to hear and respond to him. <text:s/>Some background here: Elijah was in hiding from King Ahab. <text:s/>He told the king that there would be a drought and that it would not rain until he told the rain to come. <text:s/>It is the middle of the first rainless year that Elijah arrives at the widow’s house. <text:s/>She was expecting/planning to die when he arrives but, a year later, all her needs and her sons needs are met. <text:s/>One day her son, suddenly, falls sick and dies. </text:p>
      <text:p text:style-name="P1"><text:s text:c="2"/>Elijah prays and I would like to discuss his prayers; this morning.</text:p>
      <text:p text:style-name="P1"/>
      <text:p text:style-name="P1"><text:span text:style-name="T1">I. Elijah expected new life for this boy:</text:span> I don’t know if this is the first time that a man is raised from the dead in history but it is the first time that it is recorded that Elijah ever raised someone from the dead. How did he have such confidence? <text:s/>How did he know that God was going to do as he asked? <text:s/>I believe that he didn’t know exactly what God was going to do but he knew God. <text:s/>He prayed expecting God to do exactly what he asked Him to do.</text:p>
      <text:p text:style-name="P1"><text:s text:c="2"/>He brought the dead boy and laid him on his own bed. <text:s/>He laid down atop the dead body three times while crying out to God to resurrect this child. <text:s/>This is an excellent picture of how we should deal with those in sin. First we should take them into our personal space (make them a personal project) then take them to God in prayer. <text:s/>We will pray better when we consider ourselves as lost as they are and lay our lives down in prayer; and then we can expect the Holy Spirit to draw them to salvation.</text:p>
      <text:p text:style-name="P1"><text:s text:c="2"/>How many are not saved because we only remember them when we are reminded to pray on Sundays. <text:s/>Perhaps some are lost because we fail to place them close to our heart. <text:s/>We are good at witnessing from a distance but do not get our own hands dirty. <text:s/>We do not personally lay ourselves down to see someone saved.</text:p>
      <text:p text:style-name="P1"/>
      <text:p text:style-name="P1"><text:span text:style-name="T1">II. Elijah Expected God to Revive His People:</text:span> In the next chapter we read about Elijah’s conflict with the prophets of Baal. <text:s/>The contest lines were drawn and Elijah stood alone against over 450 prophets of Baal and thousands of the spectators. <text:s/>Note what Elijah did not do: he did not run for office nor endorse a more Godly candidate to run against Ahab. He did not let Baal’s prophets set the parameters for the contest. <text:s/>He laid out the challenge. <text:s/>He had inside information and used it to his advan-tage. <text:s/>He served the God who answered by fire. <text:s/>He did not try to prove that his God existed but challenged them to prove that their god existed. </text:p>
      <text:p text:style-name="P1"><text:s text:c="2"/>At the end of the contest Baal’s prophets were dead, the Israelites were bowing to the God of heaven, Ahab was running back to cry on the skirts of Jezebel, and rain was coming to drought stricken Israel.</text:p>
      <text:p text:style-name="P1"/>
      <text:p text:style-name="P1"><text:span text:style-name="T1">III. Elijah Continued to Pray:</text:span> After all the victory on Mount Carmel Elijah did not sit down and rest. <text:s/>He went back to his prayer place and laid down before God. <text:s/>He sent his servant to look for the promised rain. The servant kept coming back with discouraging news and Elijah kept praying and sending the servant back. <text:s/>“Look again!” he said. <text:s/>Elijah knew what God had promised and he refused to believe that God would not come through. <text:s/>He kept praying until his servant finally said: “I see the tiniest cloud that I’ve ever seen; it’s the size of a fist.” It is possible that this cloud had been there all of the time and the servant was looking for a</text:p>
      <text:p text:style-name="P1">large cloud; perhaps he was so used to the great miracles that had been apparent in Elijah's <text:s/>ministry that he was not looking for such a small cloud. <text:s/>Finally he was able to see God could act through a tiny little thing.</text:p>
      <text:p text:style-name="P1"/>
      <text:p text:style-name="P1"><text:span text:style-name="T1">Conclude:</text:span> Let me show you the picture here and personalize it for us. Elijah lived in an era not unlike the one that we live in today. <text:s/>The people had forgotten God and were worshiping the gods of pleasure and self-indulgence. <text:s/>It seemed as if no one else was doing anything about it so he stepped up. <text:s/>He prayed with great expectation because He knew what God could do as well as what God wanted to do. <text:s/>He was fearless as he faced a wicked king and the king’s powerful wife. <text:s/>He stood against hundreds of evil religious leaders as well as thousands of backslidden believers. </text:p>
      <text:p text:style-name="P1"><text:s text:c="2"/>Any outside observer would say that his pattern was that he prayed and he stood alone; then he prayed and he stood alone…but that is not true. Here is the actual pattern: he prayed and he stood with God alone then he prayed and he stood with God alone…he continued this year after year, after year, after year… <text:s/>He knew what God could do; in prayer he learned what God wanted to do and so he could pray in expectation that God would do what God wanted to do. <text:s/><text:span text:style-name="T2">It's not a blind faith but a seeing faith that brings about this change in our prayer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xpectant Prayer </dc:title>
    <meta:initial-creator>Joel Tice</meta:initial-creator>
    <meta:creation-date>2006-10-28T07:16:00</meta:creation-date>
    <dc:creator>Joel Tice</dc:creator>
    <dc:date>2022-10-22T10:05:34.91</dc:date>
    <meta:editing-cycles>12</meta:editing-cycles>
    <meta:editing-duration>P2DT15H24M4S</meta:editing-duration>
    <meta:generator>OpenOffice/4.1.3$Win32 OpenOffice.org_project/413m1$Build-9783</meta:generator>
    <meta:document-statistic meta:table-count="0" meta:image-count="0" meta:object-count="0" meta:page-count="1" meta:paragraph-count="15" meta:word-count="989" meta:character-count="5222"/>
  </office:meta>
</office:document-meta>
</file>